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1.27cm" fo:margin-right="0cm" fo:margin-top="0.494cm" fo:margin-bottom="0.494cm" loext:contextual-spacing="false" fo:line-height="100%" fo:text-indent="0cm" style:auto-text-indent="false" fo:background-color="#ffffff"/>
    </style:style>
    <style:style style:name="P2" style:family="paragraph" style:parent-style-name="Standard">
      <loext:graphic-properties draw:fill="solid" draw:fill-color="#ffffff"/>
      <style:paragraph-properties fo:margin-left="1.27cm" fo:margin-right="0cm" fo:margin-top="0.494cm" fo:margin-bottom="0.494cm" loext:contextual-spacing="false" fo:line-height="100%" fo:text-indent="0cm" style:auto-text-indent="false" fo:background-color="#ffffff"/>
      <style:text-properties fo:color="#cccccc" style:font-name="Consolas" fo:font-size="10pt" fo:letter-spacing="0.007cm" style:font-name-asian="Times New Roman" style:font-size-asian="10pt" style:font-name-complex="Times New Roman" style:font-size-complex="10pt"/>
    </style:style>
    <style:style style:name="P3" style:family="paragraph" style:parent-style-name="Standard" style:master-page-name="Standard">
      <loext:graphic-properties draw:fill="solid" draw:fill-color="#ffffff"/>
      <style:paragraph-properties fo:margin-left="1.27cm" fo:margin-right="0cm" fo:margin-top="0.494cm" fo:margin-bottom="0.494cm" loext:contextual-spacing="false" fo:line-height="100%" fo:text-indent="0cm" style:auto-text-indent="false" style:page-number="auto" fo:background-color="#ffffff"/>
    </style:style>
    <style:style style:name="P4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</style:style>
    <style:style style:name="T1" style:family="text">
      <style:text-properties fo:color="#969896" style:font-name="Consolas" fo:font-size="10pt" fo:letter-spacing="0.007cm" style:font-name-asian="Times New Roman" style:font-size-asian="10pt" style:font-name-complex="Times New Roman" style:font-size-complex="10pt"/>
    </style:style>
    <style:style style:name="T2" style:family="text">
      <style:text-properties fo:color="#969896" style:font-name="Consolas" fo:font-size="12pt" fo:letter-spacing="0.007cm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/>
    </style:style>
    <style:style style:name="T3" style:family="text">
      <style:text-properties fo:color="#cccccc" style:font-name="Consolas" fo:font-size="10pt" fo:letter-spacing="0.007cm" style:font-name-asian="Times New Roman" style:font-size-asian="10pt" style:font-name-complex="Times New Roman" style:font-size-complex="10pt"/>
    </style:style>
    <style:style style:name="T4" style:family="text">
      <style:text-properties fo:color="#cccccc" style:font-name="Consolas" fo:font-size="12pt" fo:letter-spacing="0.007cm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/>
    </style:style>
    <style:style style:name="T5" style:family="text">
      <style:text-properties fo:color="#a71d5d" style:font-name="Consolas" fo:font-size="10pt" fo:letter-spacing="0.007cm" style:font-name-asian="Times New Roman" style:font-size-asian="10pt" style:font-name-complex="Times New Roman" style:font-size-complex="10pt"/>
    </style:style>
    <style:style style:name="T6" style:family="text">
      <style:text-properties fo:color="#333333" style:font-name="Consolas" fo:font-size="10pt" fo:letter-spacing="0.007cm" style:font-name-asian="Times New Roman" style:font-size-asian="10pt" style:font-name-complex="Times New Roman" style:font-size-complex="10pt"/>
    </style:style>
    <style:style style:name="T7" style:family="text">
      <style:text-properties fo:color="#0086b3" style:font-name="Consolas" fo:font-size="10pt" fo:letter-spacing="0.007cm" style:font-name-asian="Times New Roman" style:font-size-asian="10pt" style:font-name-complex="Times New Roman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/*</text:span></text:p>
      <text:p text:style-name="P1"><text:span text:style-name="T1">Blink</text:span></text:p>
      <text:p text:style-name="P1"><text:span text:style-name="T1">Turns on an LED on for one second, then off for one second, repeatedly.</text:span></text:p>
      <text:p text:style-name="P2"/>
      <text:p text:style-name="P1"><text:span text:style-name="T2">Blinking of LED program in arduino</text:span></text:p>
      <text:p text:style-name="P1"><text:span text:style-name="T1">*/</text:span><text:bookmark text:name="_GoBack"/></text:p>
      <text:p text:style-name="P2"/>
      <text:p text:style-name="P1"><text:span text:style-name="T1">// Pin 13 has an LED connected on most Arduino boards.</text:span></text:p>
      <text:p text:style-name="P1"><text:span text:style-name="T1">// give it a name:</text:span></text:p>
      <text:p text:style-name="P1"><text:span text:style-name="T5">int</text:span><text:span text:style-name="T6"> led = </text:span><text:span text:style-name="T7">13</text:span><text:span text:style-name="T6">;</text:span></text:p>
      <text:p text:style-name="P2"/>
      <text:p text:style-name="P1"><text:span text:style-name="T1">// the setup routine runs once when you press reset:</text:span></text:p>
      <text:p text:style-name="P1"><text:span text:style-name="T5">void</text:span><text:span text:style-name="T6"> setup() {</text:span></text:p>
      <text:p text:style-name="P1"><text:span text:style-name="T1">// initialize the digital pin as an output.</text:span></text:p>
      <text:p text:style-name="P1"><text:span text:style-name="T6">pinMode(led, OUTPUT);</text:span></text:p>
      <text:p text:style-name="P1"><text:span text:style-name="T6">}</text:span></text:p>
      <text:p text:style-name="P2"/>
      <text:p text:style-name="P1"><text:span text:style-name="T1">// the loop routine runs over and over again forever:</text:span></text:p>
      <text:p text:style-name="P1"><text:span text:style-name="T5">void</text:span><text:span text:style-name="T6"> loop()</text:span></text:p>
      <text:p text:style-name="P1"><text:span text:style-name="T6">{</text:span></text:p>
      <text:p text:style-name="P1"><text:span text:style-name="T6">digitalWrite(led, HIGH); <text:s text:c="2"/></text:span><text:span text:style-name="T1">// turn the LED on (HIGH is the voltage level)</text:span></text:p>
      <text:p text:style-name="P1"><text:span text:style-name="T6">delay(</text:span><text:span text:style-name="T7">1000</text:span><text:span text:style-name="T6">); <text:s text:c="14"/></text:span><text:span text:style-name="T1">// wait for a second</text:span></text:p>
      <text:p text:style-name="P1"><text:span text:style-name="T6">digitalWrite(led, LOW); <text:s text:c="3"/></text:span><text:span text:style-name="T1">// turn the LED off by making the voltage LOW</text:span></text:p>
      <text:p text:style-name="P4"><text:span text:style-name="T6">delay(</text:span><text:span text:style-name="T7">1000</text:span><text:span text:style-name="T6">); <text:s text:c="14"/></text:span><text:span text:style-name="T1">// wait for a second</text:span></text:p>
      <text:p text:style-name="P1"><text:span text:style-name="T6">}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com" style:family="text" style:parent-style-name="Default_20_Paragraph_20_Font"/>
    <style:style style:name="pln" style:family="text" style:parent-style-name="Default_20_Paragraph_20_Font"/>
    <style:style style:name="kwd" style:family="text" style:parent-style-name="Default_20_Paragraph_20_Font"/>
    <style:style style:name="pun" style:family="text" style:parent-style-name="Default_20_Paragraph_20_Font"/>
    <style:style style:name="li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shada</meta:initial-creator>
    <meta:editing-cycles>2</meta:editing-cycles>
    <meta:creation-date>2019-01-20T10:00:00</meta:creation-date>
    <dc:date>2019-04-10T14:55:30.618777940</dc:date>
    <meta:editing-duration>PT11M57S</meta:editing-duration>
    <meta:generator>LibreOffice/5.2.2.2$Linux_X86_64 LibreOffice_project/20m0$Build-2</meta:generator>
    <meta:document-statistic meta:table-count="0" meta:image-count="0" meta:object-count="0" meta:page-count="2" meta:paragraph-count="21" meta:word-count="117" meta:character-count="635" meta:non-whitespace-character-count="50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